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Calibri"/>
    </style:style>
    <style:style style:name="ce3" style:family="table-cell" style:parent-style-name="Default" style:data-style-name="N61"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658cm" svg:height="19.562cm" svg:x="1.683cm" svg:y="14.144cm">
            <draw:object draw:notify-on-update-of-ranges="Sheet1.A2:Sheet1.A28 Sheet1.B1:Sheet1.B1 Sheet1.B2:Sheet1.B28 Sheet1.A2:Sheet1.A28 Sheet1.C1:Sheet1.C1 Sheet1.C2:Sheet1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8.968cm" svg:height="19.452cm" svg:x="33.645cm" svg:y="14.306cm">
            <draw:object draw:notify-on-update-of-ranges="Sheet1.A2:Sheet1.A27 Sheet1.D1:Sheet1.D1 Sheet1.D2:Sheet1.D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output log2 size</text:p>
          </table:table-cell>
          <table:table-cell office:value-type="string" calcext:value-type="string">
            <text:p>gf2x time</text:p>
          </table:table-cell>
          <table:table-cell office:value-type="string" calcext:value-type="string">
            <text:p>Mateer-Gao time</text:p>
          </table:table-cell>
          <table:table-cell office:value-type="string" calcext:value-type="string">
            <text:p>Speed rati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00104702" calcext:value-type="float">
            <text:p>1,05E-07</text:p>
          </table:table-cell>
          <table:table-cell table:style-name="ce3" office:value-type="float" office:value="0.00000155653" calcext:value-type="float">
            <text:p>1,56E-06</text:p>
          </table:table-cell>
          <table:table-cell table:formula="of:=[.B2]/[.C2]" office:value-type="float" office:value="0.0672662910448241" calcext:value-type="float">
            <text:p>0,067266291044824</text:p>
          </table:table-cell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0000268164" calcext:value-type="float">
            <text:p>2,68E-07</text:p>
          </table:table-cell>
          <table:table-cell table:style-name="ce3" office:value-type="float" office:value="0.00000289191" calcext:value-type="float">
            <text:p>2,89E-06</text:p>
          </table:table-cell>
          <table:table-cell table:formula="of:=[.B3]/[.C3]" office:value-type="float" office:value="0.0927290268369348" calcext:value-type="float">
            <text:p>0,092729026836935</text:p>
          </table:table-cell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0000727469" calcext:value-type="float">
            <text:p>7,27E-07</text:p>
          </table:table-cell>
          <table:table-cell table:style-name="ce3" office:value-type="float" office:value="0.00000632747" calcext:value-type="float">
            <text:p>6,33E-06</text:p>
          </table:table-cell>
          <table:table-cell table:formula="of:=[.B4]/[.C4]" office:value-type="float" office:value="0.114969964298527" calcext:value-type="float">
            <text:p>0,114969964298527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00021147" calcext:value-type="float">
            <text:p>2,11E-06</text:p>
          </table:table-cell>
          <table:table-cell table:style-name="ce3" office:value-type="float" office:value="0.00000686151" calcext:value-type="float">
            <text:p>6,86E-06</text:p>
          </table:table-cell>
          <table:table-cell table:formula="of:=[.B5]/[.C5]" office:value-type="float" office:value="0.308197466738371" calcext:value-type="float">
            <text:p>0,308197466738371</text:p>
          </table:table-cell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000301368" calcext:value-type="float">
            <text:p>3,01E-06</text:p>
          </table:table-cell>
          <table:table-cell table:style-name="ce3" office:value-type="float" office:value="0.000015177" calcext:value-type="float">
            <text:p>1,52E-05</text:p>
          </table:table-cell>
          <table:table-cell table:formula="of:=[.B6]/[.C6]" office:value-type="float" office:value="0.198568887131844" calcext:value-type="float">
            <text:p>0,198568887131844</text:p>
          </table:table-cell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0000096984" calcext:value-type="float">
            <text:p>9,70E-06</text:p>
          </table:table-cell>
          <table:table-cell table:style-name="ce3" office:value-type="float" office:value="0.0000336861" calcext:value-type="float">
            <text:p>3,37E-05</text:p>
          </table:table-cell>
          <table:table-cell table:formula="of:=[.B7]/[.C7]" office:value-type="float" office:value="0.287905100323279" calcext:value-type="float">
            <text:p>0,287905100323279</text:p>
          </table:table-cell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00274011" calcext:value-type="float">
            <text:p>2,74E-05</text:p>
          </table:table-cell>
          <table:table-cell table:style-name="ce3" office:value-type="float" office:value="0.000072759" calcext:value-type="float">
            <text:p>7,28E-05</text:p>
          </table:table-cell>
          <table:table-cell table:formula="of:=[.B8]/[.C8]" office:value-type="float" office:value="0.376600832886653" calcext:value-type="float">
            <text:p>0,376600832886653</text:p>
          </table:table-cell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00794745" calcext:value-type="float">
            <text:p>7,95E-05</text:p>
          </table:table-cell>
          <table:table-cell table:style-name="ce3" office:value-type="float" office:value="0.00015739" calcext:value-type="float">
            <text:p>1,57E-04</text:p>
          </table:table-cell>
          <table:table-cell table:formula="of:=[.B9]/[.C9]" office:value-type="float" office:value="0.50495266535358" calcext:value-type="float">
            <text:p>0,5049526653535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7923" calcext:value-type="float">
            <text:p>0,000217923</text:p>
          </table:table-cell>
          <table:table-cell office:value-type="float" office:value="0.000341152" calcext:value-type="float">
            <text:p>0,000341152</text:p>
          </table:table-cell>
          <table:table-cell table:formula="of:=[.B10]/[.C10]" office:value-type="float" office:value="0.638785643935841" calcext:value-type="float">
            <text:p>0,63878564393584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608785" calcext:value-type="float">
            <text:p>0,000608785</text:p>
          </table:table-cell>
          <table:table-cell office:value-type="float" office:value="0.000730794" calcext:value-type="float">
            <text:p>0,000730794</text:p>
          </table:table-cell>
          <table:table-cell table:formula="of:=[.B11]/[.C11]" office:value-type="float" office:value="0.833045974652228" calcext:value-type="float">
            <text:p>0,8330459746522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87449" calcext:value-type="float">
            <text:p>0,00187449</text:p>
          </table:table-cell>
          <table:table-cell office:value-type="float" office:value="0.00161085" calcext:value-type="float">
            <text:p>0,00161085</text:p>
          </table:table-cell>
          <table:table-cell table:formula="of:=[.B12]/[.C12]" office:value-type="float" office:value="1.16366514573052" calcext:value-type="float">
            <text:p>1,163665145730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3994" calcext:value-type="float">
            <text:p>0,00383994</text:p>
          </table:table-cell>
          <table:table-cell office:value-type="float" office:value="0.00344927" calcext:value-type="float">
            <text:p>0,00344927</text:p>
          </table:table-cell>
          <table:table-cell table:formula="of:=[.B13]/[.C13]" office:value-type="float" office:value="1.11326164666727" calcext:value-type="float">
            <text:p>1,1132616466672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92871" calcext:value-type="float">
            <text:p>0,00792871</text:p>
          </table:table-cell>
          <table:table-cell office:value-type="float" office:value="0.00736224" calcext:value-type="float">
            <text:p>0,00736224</text:p>
          </table:table-cell>
          <table:table-cell table:formula="of:=[.B14]/[.C14]" office:value-type="float" office:value="1.076942615291" calcext:value-type="float">
            <text:p>1,0769426152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3911" calcext:value-type="float">
            <text:p>0,0173911</text:p>
          </table:table-cell>
          <table:table-cell office:value-type="float" office:value="0.0157705" calcext:value-type="float">
            <text:p>0,0157705</text:p>
          </table:table-cell>
          <table:table-cell table:formula="of:=[.B15]/[.C15]" office:value-type="float" office:value="1.1027614850512" calcext:value-type="float">
            <text:p>1,10276148505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6058" calcext:value-type="float">
            <text:p>0,0446058</text:p>
          </table:table-cell>
          <table:table-cell office:value-type="float" office:value="0.0321648" calcext:value-type="float">
            <text:p>0,0321648</text:p>
          </table:table-cell>
          <table:table-cell table:formula="of:=[.B16]/[.C16]" office:value-type="float" office:value="1.38678928518132" calcext:value-type="float">
            <text:p>1,3867892851813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7099" calcext:value-type="float">
            <text:p>0,0897099</text:p>
          </table:table-cell>
          <table:table-cell office:value-type="float" office:value="0.0685952" calcext:value-type="float">
            <text:p>0,0685952</text:p>
          </table:table-cell>
          <table:table-cell table:formula="of:=[.B17]/[.C17]" office:value-type="float" office:value="1.30781599878709" calcext:value-type="float">
            <text:p>1,3078159987870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2486" calcext:value-type="float">
            <text:p>0,212486</text:p>
          </table:table-cell>
          <table:table-cell office:value-type="float" office:value="0.145032" calcext:value-type="float">
            <text:p>0,145032</text:p>
          </table:table-cell>
          <table:table-cell table:formula="of:=[.B18]/[.C18]" office:value-type="float" office:value="1.46509735782448" calcext:value-type="float">
            <text:p>1,465097357824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4994" calcext:value-type="float">
            <text:p>0,424994</text:p>
          </table:table-cell>
          <table:table-cell office:value-type="float" office:value="0.316625" calcext:value-type="float">
            <text:p>0,316625</text:p>
          </table:table-cell>
          <table:table-cell table:formula="of:=[.B19]/[.C19]" office:value-type="float" office:value="1.34226292933281" calcext:value-type="float">
            <text:p>1,342262929332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537" calcext:value-type="float">
            <text:p>1,03537</text:p>
          </table:table-cell>
          <table:table-cell office:value-type="float" office:value="0.686158" calcext:value-type="float">
            <text:p>0,686158</text:p>
          </table:table-cell>
          <table:table-cell table:formula="of:=[.B20]/[.C20]" office:value-type="float" office:value="1.50893817458953" calcext:value-type="float">
            <text:p>1,50893817458953</text:p>
          </table:table-cell>
          <table:table-cell table:number-columns-repeated="2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.60567" calcext:value-type="float">
            <text:p>2,60567</text:p>
          </table:table-cell>
          <table:table-cell table:style-name="Default" office:value-type="float" office:value="1.45992" calcext:value-type="float">
            <text:p>1,45992</text:p>
          </table:table-cell>
          <table:table-cell table:formula="of:=[.B21]/[.C21]" office:value-type="float" office:value="1.78480327689188" calcext:value-type="float">
            <text:p>1,7848032768918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4542" calcext:value-type="float">
            <text:p>4,4542</text:p>
          </table:table-cell>
          <table:table-cell table:style-name="Default" office:value-type="float" office:value="3.08745" calcext:value-type="float">
            <text:p>3,08745</text:p>
          </table:table-cell>
          <table:table-cell table:formula="of:=[.B22]/[.C22]" office:value-type="float" office:value="1.4426792336718" calcext:value-type="float">
            <text:p>1,44267923367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1.9174" calcext:value-type="float">
            <text:p>11,9174</text:p>
          </table:table-cell>
          <table:table-cell table:style-name="Default" office:value-type="float" office:value="6.4638" calcext:value-type="float">
            <text:p>6,4638</text:p>
          </table:table-cell>
          <table:table-cell table:formula="of:=[.B23]/[.C23]" office:value-type="float" office:value="1.84371422383118" calcext:value-type="float">
            <text:p>1,843714223831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.4949" calcext:value-type="float">
            <text:p>26,4949</text:p>
          </table:table-cell>
          <table:table-cell table:style-name="Default" office:value-type="float" office:value="13.6163" calcext:value-type="float">
            <text:p>13,6163</text:p>
          </table:table-cell>
          <table:table-cell table:formula="of:=[.B24]/[.C24]" office:value-type="float" office:value="1.94582228652424" calcext:value-type="float">
            <text:p>1,9458222865242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01.108" calcext:value-type="float">
            <text:p>101,108</text:p>
          </table:table-cell>
          <table:table-cell table:style-name="Default" office:value-type="float" office:value="28.7695" calcext:value-type="float">
            <text:p>28,7695</text:p>
          </table:table-cell>
          <table:table-cell table:formula="of:=[.B25]/[.C25]" office:value-type="float" office:value="3.51441630893829" calcext:value-type="float">
            <text:p>3,51441630893829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0.492" calcext:value-type="float">
            <text:p>160,492</text:p>
          </table:table-cell>
          <table:table-cell table:style-name="Default" office:value-type="float" office:value="60.9985" calcext:value-type="float">
            <text:p>60,9985</text:p>
          </table:table-cell>
          <table:table-cell table:formula="of:=[.B26]/[.C26]" office:value-type="float" office:value="2.631081092158" calcext:value-type="float">
            <text:p>2,63108109215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78.952" calcext:value-type="float">
            <text:p>678,952</text:p>
          </table:table-cell>
          <table:table-cell table:style-name="Default" office:value-type="float" office:value="129.156" calcext:value-type="float">
            <text:p>129,156</text:p>
          </table:table-cell>
          <table:table-cell table:formula="of:=[.B27]/[.C27]" office:value-type="float" office:value="5.25683669361083" calcext:value-type="float">
            <text:p>5,25683669361083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enough memory</text:p>
          </table:table-cell>
          <table:table-cell table:style-name="Default" office:value-type="float" office:value="271.887" calcext:value-type="float">
            <text:p>271,887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22:43:46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0T22:38:06.370143212</meta:creation-date>
    <dc:date>2020-09-20T22:44:25.021000000</dc:date>
    <meta:editing-duration>PT30M45S</meta:editing-duration>
    <meta:editing-cycles>16</meta:editing-cycles>
    <meta:generator>LibreOffice/7.0.1.2$Windows_X86_64 LibreOffice_project/7cbcfc562f6eb6708b5ff7d7397325de9e764452</meta:generator>
    <meta:document-statistic meta:table-count="1" meta:cell-count="111" meta:object-count="2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Normal"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" chart:maximum="3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7" style:family="chart" style:data-style-name="N0">
      <style:chart-properties chart:display-label="true" chart:logarithmic="true" chart:minimum="0.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alibri" style:font-style-name="Normal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/>
      <style:graphic-properties draw:stroke-dash="Double_20_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9cm" svg:height="19.563cm" xlink:href=".." xlink:type="simple" chart:class="chart:scatter" chart:style-name="ch1">
        <chart:title svg:x="8.268cm" svg:y="0.188cm" chart:style-name="ch2">
          <text:p>gf2x vs Mateer-Gao execution times 
(AMD 3900X, 64GB RAM @1800MHz)</text:p>
        </chart:title>
        <chart:legend chart:legend-position="end" svg:x="24.787cm" svg:y="9.382cm" style:legend-expansion="custom" svg:width="6.572cm" svg:height="2.709cm" style:legend-expansion-aspect-ratio="2.42598744924326" chart:style-name="ch3"/>
        <chart:plot-area chart:style-name="ch4" table:cell-range-address="Sheet1.A2:Sheet1.C28 Sheet1.B1:Sheet1.C1" chart:data-source-has-labels="row" svg:x="1.192cm" svg:y="2.781cm" svg:width="23.074cm" svg:height="15.464cm">
          <chart:coordinate-region svg:x="2.961cm" svg:y="2.976cm" svg:width="21.305cm" svg:height="14.63cm"/>
          <chart:axis chart:dimension="x" chart:name="primary-x" chart:style-name="ch5">
            <chart:title svg:x="7.421cm" svg:y="18.321cm" chart:style-name="ch6">
              <text:p>log2 of input polynomials degree</text:p>
            </chart:title>
          </chart:axis>
          <chart:axis chart:dimension="y" chart:name="primary-y" chart:style-name="ch7">
            <chart:title svg:x="0cm" svg:y="15.266cm" chart:style-name="ch8">
              <text:p>Runtime in seconds, log scale</text:p>
            </chart:title>
            <chart:grid chart:style-name="ch9" chart:class="major"/>
          </chart:axis>
          <chart:series chart:style-name="ch10" chart:values-cell-range-address="Sheet1.B2:Sheet1.B28" chart:label-cell-address="Sheet1.B1:Sheet1.B1" chart:class="chart:scatter">
            <chart:domain table:cell-range-address="Sheet1.A2:Sheet1.A28"/>
            <chart:data-point chart:repeated="27"/>
          </chart:series>
          <chart:series chart:style-name="ch11" chart:values-cell-range-address="Sheet1.C2:Sheet1.C28" chart:label-cell-address="Sheet1.C1:Sheet1.C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f2x time</text:p>
                <draw:g>
                  <svg:desc>Sheet1.B1:Sheet1.B1</svg:desc>
                </draw:g>
              </table:table-cell>
              <table:table-cell office:value-type="string">
                <text:p>Mateer-Gao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8</svg:desc>
                </draw:g>
              </table:table-cell>
              <table:table-cell office:value-type="float" office:value="0.000000104702">
                <text:p>0.000000104702</text:p>
                <draw:g>
                  <svg:desc>Sheet1.B2:Sheet1.B28</svg:desc>
                </draw:g>
              </table:table-cell>
              <table:table-cell office:value-type="float" office:value="0.00000155653">
                <text:p>0.00000155653</text:p>
                <draw:g>
                  <svg:desc>Sheet1.C2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00268164">
                <text:p>0.000000268164</text:p>
              </table:table-cell>
              <table:table-cell office:value-type="float" office:value="0.00000289191">
                <text:p>0.00000289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0727469">
                <text:p>0.000000727469</text:p>
              </table:table-cell>
              <table:table-cell office:value-type="float" office:value="0.00000632747">
                <text:p>0.00000632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21147">
                <text:p>0.0000021147</text:p>
              </table:table-cell>
              <table:table-cell office:value-type="float" office:value="0.00000686151">
                <text:p>0.00000686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0301368">
                <text:p>0.00000301368</text:p>
              </table:table-cell>
              <table:table-cell office:value-type="float" office:value="0.000015177">
                <text:p>0.000015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096984">
                <text:p>0.0000096984</text:p>
              </table:table-cell>
              <table:table-cell office:value-type="float" office:value="0.0000336861">
                <text:p>0.0000336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274011">
                <text:p>0.0000274011</text:p>
              </table:table-cell>
              <table:table-cell office:value-type="float" office:value="0.000072759">
                <text:p>0.000072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794745">
                <text:p>0.0000794745</text:p>
              </table:table-cell>
              <table:table-cell office:value-type="float" office:value="0.00015739">
                <text:p>0.00015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217923">
                <text:p>0.000217923</text:p>
              </table:table-cell>
              <table:table-cell office:value-type="float" office:value="0.000341152">
                <text:p>0.000341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608785">
                <text:p>0.000608785</text:p>
              </table:table-cell>
              <table:table-cell office:value-type="float" office:value="0.000730794">
                <text:p>0.000730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87449">
                <text:p>0.00187449</text:p>
              </table:table-cell>
              <table:table-cell office:value-type="float" office:value="0.00161085">
                <text:p>0.00161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0383994">
                <text:p>0.00383994</text:p>
              </table:table-cell>
              <table:table-cell office:value-type="float" office:value="0.00344927">
                <text:p>0.00344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0792871">
                <text:p>0.00792871</text:p>
              </table:table-cell>
              <table:table-cell office:value-type="float" office:value="0.00736224">
                <text:p>0.00736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173911">
                <text:p>0.0173911</text:p>
              </table:table-cell>
              <table:table-cell office:value-type="float" office:value="0.0157705">
                <text:p>0.0157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446058">
                <text:p>0.0446058</text:p>
              </table:table-cell>
              <table:table-cell office:value-type="float" office:value="0.0321648">
                <text:p>0.0321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0897099">
                <text:p>0.0897099</text:p>
              </table:table-cell>
              <table:table-cell office:value-type="float" office:value="0.0685952">
                <text:p>0.0685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2486">
                <text:p>0.212486</text:p>
              </table:table-cell>
              <table:table-cell office:value-type="float" office:value="0.145032">
                <text:p>0.145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424994">
                <text:p>0.424994</text:p>
              </table:table-cell>
              <table:table-cell office:value-type="float" office:value="0.316625">
                <text:p>0.316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03537">
                <text:p>1.03537</text:p>
              </table:table-cell>
              <table:table-cell office:value-type="float" office:value="0.686158">
                <text:p>0.686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.60567">
                <text:p>2.60567</text:p>
              </table:table-cell>
              <table:table-cell office:value-type="float" office:value="1.45992">
                <text:p>1.45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4542">
                <text:p>4.4542</text:p>
              </table:table-cell>
              <table:table-cell office:value-type="float" office:value="3.08745">
                <text:p>3.08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1.9174">
                <text:p>11.9174</text:p>
              </table:table-cell>
              <table:table-cell office:value-type="float" office:value="6.4638">
                <text:p>6.4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6.4949">
                <text:p>26.4949</text:p>
              </table:table-cell>
              <table:table-cell office:value-type="float" office:value="13.6163">
                <text:p>13.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1.108">
                <text:p>101.108</text:p>
              </table:table-cell>
              <table:table-cell office:value-type="float" office:value="28.7695">
                <text:p>28.7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160.492">
                <text:p>160.492</text:p>
              </table:table-cell>
              <table:table-cell office:value-type="float" office:value="60.9985">
                <text:p>60.9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678.952">
                <text:p>678.952</text:p>
              </table:table-cell>
              <table:table-cell office:value-type="float" office:value="129.156">
                <text:p>129.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71.887">
                <text:p>271.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Calibri" style:font-style-name="Normal" fo:font-size="26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Normal" fo:font-size="2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Calibri" style:font-style-name="Normal"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9cm" svg:height="19.453cm" xlink:href=".." xlink:type="simple" chart:class="chart:scatter" chart:style-name="ch1">
        <chart:title svg:x="7.365cm" svg:y="0.198cm" chart:style-name="ch2">
          <text:p>Mateer-Gao over gf2x speed ratio</text:p>
        </chart:title>
        <chart:plot-area chart:style-name="ch3" table:cell-range-address="Sheet1.A2:Sheet1.A27 Sheet1.D1:Sheet1.D27" chart:data-source-has-labels="row" svg:x="1.612cm" svg:y="1.843cm" svg:width="26.018cm" svg:height="15.35cm">
          <chart:coordinate-region svg:x="2.057cm" svg:y="2.039cm" svg:width="25.377cm" svg:height="14.515cm"/>
          <chart:axis chart:dimension="x" chart:name="primary-x" chart:style-name="ch4">
            <chart:title svg:x="9.313cm" svg:y="17.582cm" chart:style-name="ch5">
              <text:p>log2 of input polynomials degree</text:p>
            </chart:title>
          </chart:axis>
          <chart:axis chart:dimension="y" chart:name="primary-y" chart:style-name="ch6">
            <chart:title svg:x="-0.095cm" svg:y="11.811cm" chart:style-name="ch7">
              <text:p>speed ratio</text:p>
            </chart:title>
            <chart:grid chart:style-name="ch8" chart:class="major"/>
          </chart:axis>
          <chart:series chart:style-name="ch9" chart:values-cell-range-address="Sheet1.D2:Sheet1.D27" chart:label-cell-address="Sheet1.D1:Sheet1.D1" chart:class="chart:scatter">
            <chart:domain table:cell-range-address="Sheet1.A2:Sheet1.A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 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7</svg:desc>
                </draw:g>
              </table:table-cell>
              <table:table-cell office:value-type="float" office:value="0.0672662910448241">
                <text:p>0.0672662910448241</text:p>
                <draw:g>
                  <svg:desc>Sheet1.D2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927290268369348">
                <text:p>0.0927290268369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14969964298527">
                <text:p>0.114969964298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308197466738371">
                <text:p>0.30819746673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198568887131844">
                <text:p>0.198568887131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87905100323279">
                <text:p>0.287905100323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76600832886653">
                <text:p>0.376600832886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50495266535358">
                <text:p>0.50495266535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38785643935841">
                <text:p>0.638785643935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833045974652228">
                <text:p>0.833045974652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16366514573052">
                <text:p>1.16366514573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11326164666727">
                <text:p>1.11326164666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076942615291">
                <text:p>1.076942615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1027614850512">
                <text:p>1.1027614850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38678928518132">
                <text:p>1.38678928518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.30781599878709">
                <text:p>1.30781599878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.46509735782448">
                <text:p>1.46509735782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.34226292933281">
                <text:p>1.34226292933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50893817458953">
                <text:p>1.50893817458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.78480327689188">
                <text:p>1.78480327689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.4426792336718">
                <text:p>1.4426792336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.84371422383118">
                <text:p>1.84371422383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.94582228652424">
                <text:p>1.94582228652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.51441630893829">
                <text:p>3.51441630893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631081092158">
                <text:p>2.63108109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5.25683669361083">
                <text:p>5.256836693610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